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7afc" officeooo:paragraph-rsid="00117af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8ccc" officeooo:paragraph-rsid="00118cc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fb034" officeooo:paragraph-rsid="000fb03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fb034" officeooo:paragraph-rsid="000fb03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fb034" officeooo:paragraph-rsid="000fb03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36440" officeooo:paragraph-rsid="00118ccc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52933" officeooo:paragraph-rsid="0015293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b034" officeooo:paragraph-rsid="000fb0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2933" officeooo:paragraph-rsid="0015293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72e45" officeooo:paragraph-rsid="00172e4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paragraph-rsid="00164c67" style:text-blinking="false" fo:background-color="transparent"/>
    </style:style>
    <style:style style:name="P13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paragraph-rsid="00172e45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222222" style:text-line-through-style="none" style:text-line-through-type="none" style:font-name="Liberation Serif" fo:font-size="14pt" fo:font-style="normal" style:text-underline-style="none" fo:font-weight="normal" officeooo:paragraph-rsid="00172e45" style:text-blinking="false" fo:background-color="#ffffff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152933" officeooo:paragraph-rsid="00152933" style:text-blinking="false" fo:background-color="transparent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normal" style:font-size-asian="14pt" style:font-size-complex="14pt"/>
    </style:style>
    <style:style style:name="P1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officeooo:rsid="000fb034" officeooo:paragraph-rsid="000fb034" style:font-size-asian="12.25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weight="normal" officeooo:paragraph-rsid="00136440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fo:font-weight="bold" officeooo:rsid="00152933" officeooo:paragraph-rsid="00172e45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fo:font-weight="bold" officeooo:rsid="00136440" officeooo:paragraph-rsid="0015293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17afc" officeooo:paragraph-rsid="00117afc" style:font-size-asian="14pt" style:font-weight-asian="bold" style:font-size-complex="14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4pt" fo:font-weight="bold" officeooo:rsid="00152933" officeooo:paragraph-rsid="001aaf8e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6pt" fo:font-weight="bold" officeooo:rsid="00136440" officeooo:paragraph-rsid="00136440" style:font-size-asian="14pt" style:font-weight-asian="bold" style:font-size-complex="16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text-position="0% 100%" fo:font-size="14pt" fo:font-weight="normal" officeooo:rsid="00136440" officeooo:paragraph-rsid="00136440" style:font-size-asian="12.25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position="0% 100%" fo:font-size="14pt" fo:font-weight="bold" officeooo:rsid="00136440" officeooo:paragraph-rsid="00136440" style:font-size-asian="12.25pt" style:font-weight-asian="bold" style:font-size-complex="14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aaf8e" officeooo:paragraph-rsid="001aaf8e" style:text-blinking="false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52933" officeooo:paragraph-rsid="00164c67" style:text-blinking="false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172e45" officeooo:paragraph-rsid="00172e45" style:text-blinking="false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font-weight="bold" officeooo:rsid="00117afc" officeooo:paragraph-rsid="00117afc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152933" officeooo:paragraph-rsid="00152933" style:font-size-asian="14pt" style:font-weight-asian="bold" style:font-size-complex="16pt" style:font-weight-complex="bold"/>
    </style:style>
    <style:style style:name="P32" style:family="paragraph" style:parent-style-name="Text_20_body">
      <style:text-properties style:font-name="Liberation Serif" fo:font-size="14pt" fo:font-weight="normal" officeooo:paragraph-rsid="0018be3c" style:font-size-asian="14pt" style:font-size-complex="14pt"/>
    </style:style>
    <style:style style:name="P33" style:family="paragraph" style:parent-style-name="Text_20_body">
      <style:text-properties style:font-name="Liberation Serif" fo:font-size="14pt" fo:font-weight="bold" style:font-size-asian="14pt" style:font-size-complex="14pt"/>
    </style:style>
    <style:style style:name="P3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style:font-size-asian="14pt" style:font-size-complex="14pt"/>
    </style:style>
    <style:style style:name="P3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style:font-size-asian="14pt" style:font-size-complex="14pt"/>
    </style:style>
    <style:style style:name="P3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64c67" officeooo:paragraph-rsid="001aaf8e" style:text-blinking="false" fo:background-color="transparent" style:font-size-asian="14pt" style:font-size-complex="14pt"/>
    </style:style>
    <style:style style:name="P3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rsid="00172e45" officeooo:paragraph-rsid="00172e45" style:text-blinking="false" fo:background-color="transparent" style:font-size-asian="16pt" style:font-weight-asian="bold" style:font-size-complex="16pt" style:font-weight-complex="bold"/>
    </style:style>
    <style:style style:name="P3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9%" fo:text-align="justify" style:justify-single-word="false" fo:background-color="transparent" style:writing-mode="lr-tb"/>
      <style:text-properties fo:font-weight="normal"/>
    </style:style>
    <style:style style:name="T1" style:family="text">
      <style:text-properties fo:font-size="18pt" officeooo:rsid="000fb034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17af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8ccc" style:font-weight-asian="normal" style:font-weight-complex="normal"/>
    </style:style>
    <style:style style:name="T6" style:family="text">
      <style:text-properties fo:font-weight="normal" officeooo:rsid="00164c67" style:font-size-asian="14pt" style:font-weight-asian="normal" style:font-size-complex="14pt" style:font-weight-complex="normal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bold" officeooo:rsid="00136440" style:font-size-asian="12.25pt" style:font-weight-asian="bold" style:font-size-complex="14pt" style:font-weight-complex="bold"/>
    </style:style>
    <style:style style:name="T9" style:family="text">
      <style:text-properties style:text-position="0% 100%" officeooo:rsid="00136440" style:font-size-asian="12.25pt" style:font-weight-asian="normal" style:font-size-complex="14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#ffffff" loext:char-shading-value="0"/>
    </style:style>
    <style:style style:name="T12" style:family="text">
      <style:text-properties fo:font-weight="bold" fo:background-color="transparent" loext:char-shading-value="0"/>
    </style:style>
    <style:style style:name="T13" style:family="text">
      <style:text-properties fo:font-weight="bold" officeooo:rsid="00152933" fo:background-color="transparent" loext:char-shading-value="0"/>
    </style:style>
    <style:style style:name="T14" style:family="text">
      <style:text-properties fo:font-weight="bold" officeooo:rsid="00164c67" fo:background-color="transparent" loext:char-shading-value="0"/>
    </style:style>
    <style:style style:name="T15" style:family="text">
      <style:text-properties fo:font-weight="bold" officeooo:rsid="00172e45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222222" style:text-line-through-style="none" style:text-line-through-type="none" style:font-name="Liberation Serif" fo:font-size="14pt" fo:font-style="normal" style:text-underline-style="none" style:text-blinking="false" fo:background-color="#ffffff" loext:char-shading-value="0" style:font-size-asian="14pt" style:font-size-complex="14pt"/>
    </style:style>
    <style:style style:name="T20" style:family="text">
      <style:text-properties style:font-size-asian="14pt" style:font-size-complex="14pt"/>
    </style:style>
    <style:style style:name="T21" style:family="text">
      <style:text-properties fo:background-color="transparent" loext:char-shading-value="0"/>
    </style:style>
    <style:style style:name="T22" style:family="text">
      <style:text-properties fo:background-color="#ffffff" loext:char-shading-value="0"/>
    </style:style>
    <style:style style:name="T23" style:family="text">
      <style:text-properties fo:font-style="italic" fo:font-weight="bold" fo:background-color="#ffffff" loext:char-shading-value="0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4pt" style:font-size-complex="14pt"/>
    </style:style>
    <style:style style:name="T26" style:family="text">
      <style:text-properties style:font-name="Liberation Serif" officeooo:rsid="00152933"/>
    </style:style>
    <style:style style:name="T27" style:family="text">
      <style:text-properties style:font-name="Liberation Serif" officeooo:rsid="0018be3c"/>
    </style:style>
    <style:style style:name="T28" style:family="text">
      <style:text-properties style:font-name="Liberation Serif" officeooo:rsid="0021c445"/>
    </style:style>
    <style:style style:name="T29" style:family="text">
      <style:text-properties style:font-size-complex="14pt"/>
    </style:style>
    <style:style style:name="T30" style:family="text">
      <style:text-properties officeooo:rsid="00136440" style:font-size-complex="14pt"/>
    </style:style>
    <style:style style:name="T31" style:family="text">
      <style:text-properties style:text-position="super 58%" style:font-name="Liberation Serif" officeooo:rsid="0018be3c"/>
    </style:style>
    <style:style style:name="T32" style:family="text">
      <style:text-properties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3"/><text:span text:style-name="T1">Saurabh Gupta</text:span></text:p>
      <text:p text:style-name="P9"><text:span text:style-name="T2">1103 Hibird I block <text:s text:c="54"/></text:span><text:a xlink:type="simple" xlink:href="mailto:saurabhgupta906@gmail.com" text:style-name="Internet_20_link" text:visited-style-name="Visited_20_Internet_20_Link"><text:span text:style-name="T2">saurabhgupta906@gmail.com</text:span></text:a><text:span text:style-name="T2"> <text:s text:c="95"/></text:span></text:p>
      <text:p text:style-name="P3">Niho Scottish Garden Indrapuram <text:s text:c="40"/>(+91) 8318855467</text:p>
      <text:p text:style-name="P3">Ghaziabad U.P</text:p>
      <text:p text:style-name="P3"/>
      <text:p text:style-name="P6">Summary</text:p>
      <text:list xml:id="list2041526824" text:style-name="L1">
        <text:list-item>
          <text:p text:style-name="P18">2 year of IT experience working on Python, JavaScript, Ruby as Software Engineer on LINUX and Windows in Development and Maintenance environments.</text:p>
        </text:list-item>
        <text:list-item>
          <text:p text:style-name="P18">Excellent skills in Designing and Development of applications using <text:span text:style-name="T3">Python and Rails.</text:span></text:p>
        </text:list-item>
        <text:list-item>
          <text:p text:style-name="P18">Experience in Web Application development ( <text:span text:style-name="T3">Oddo (open source erp)</text:span>, Rails ).</text:p>
        </text:list-item>
        <text:list-item>
          <text:p text:style-name="P18">Good analytical and problem solving skills, <text:span text:style-name="T3">good <text:s/></text:span>communication and presentation skills. Enjoy working in a team as well as independently.</text:p>
        </text:list-item>
        <text:list-item>
          <text:p text:style-name="P18">Participated in Online Meetings/Trainings in gathering Requirements on-call and transferred the knowledge to other team members.</text:p>
        </text:list-item>
      </text:list>
      <text:p text:style-name="P4"/>
      <text:p text:style-name="P30">Skills Summary</text:p>
      <text:p text:style-name="P1"/>
      <text:p text:style-name="P1">Languages <text:s text:c="18"/><text:span text:style-name="T4">Python, Ruby, Core Java, C language</text:span></text:p>
      <text:p text:style-name="P1">Operating System <text:s text:c="6"/><text:span text:style-name="T5">Linux based os, Windows </text:span></text:p>
      <text:p text:style-name="P1">Concepts <text:s text:c="21"/><text:span text:style-name="T5">Data structure, DBMS</text:span></text:p>
      <text:p text:style-name="P1">Database <text:s text:c="21"/><text:span text:style-name="T5">Postgress, SQLite</text:span></text:p>
      <text:p text:style-name="P1">Web Technologies <text:s text:c="6"/><text:span text:style-name="T5">Html, CSS, Javascript</text:span></text:p>
      <text:p text:style-name="P1">Framework <text:s text:c="17"/><text:span text:style-name="T5">ODOO (open source ERP), Rails</text:span></text:p>
      <text:p text:style-name="P2">Other Skills <text:s text:c="15"/><text:span text:style-name="T7"><text:s text:c="2"/>AWS (S3Cloud, EC2), Elastic Search, Payment Integration</text:span></text:p>
      <text:p text:style-name="P7"/>
      <text:p text:style-name="P24">Education Qualification</text:p>
      <text:list xml:id="list65828252" text:style-name="L2">
        <text:list-item>
          <text:p text:style-name="P25"><text:span text:style-name="T10">B Tech</text:span> from Dr K N Modi Institute Of Engineering And Technology, with <text:span text:style-name="T10">70.00 %</text:span></text:p>
        </text:list-item>
        <text:list-item>
          <text:p text:style-name="P26">12th<text:span text:style-name="T4"> from Army School, CBSE with </text:span>65%</text:p>
        </text:list-item>
        <text:list-item>
          <text:p text:style-name="P19"><text:span text:style-name="T8">10th</text:span><text:span text:style-name="T9"> from Army School, CBSE with </text:span><text:span text:style-name="T8">86%</text:span></text:p>
        </text:list-item>
      </text:list>
      <text:list xml:id="list2372717935" text:style-name="L3">
        <text:list-item>
          <text:list>
            <text:list-header>
              <text:p text:style-name="P20"><text:s/></text:p>
            </text:list-header>
          </text:list>
        </text:list-item>
      </text:list>
      <text:p text:style-name="P8">Professional Experiance</text:p>
      <text:p text:style-name="P8"/>
      <text:list xml:id="list195853725200229" text:continue-numbering="true" text:style-name="L3">
        <text:list-item>
          <text:p text:style-name="P21"><text:span text:style-name="T25">14/02/2017 – Till Date <text:s text:c="11"/>: Webkul </text:span><text:span text:style-name="T26">Software P</text:span><text:span text:style-name="T25">vt Ltd </text:span></text:p>
        </text:list-item>
      </text:list>
      <text:p text:style-name="P10"/>
      <text:p text:style-name="P15"><text:bookmark text:name="docs-internal-guid-7c2674b1-7fff-1963-de8a-674f16b47c71"/>Working on the Odoo: Open Source ERP and CRM</text:p>
      <text:p text:style-name="P14">Odoo is an all-in-one management software that offers a range of business applications that form a complete suite of enterprise management applications targeting companies of all sizes.</text:p>
      <text:p text:style-name="P13">Roles and Responsibilities:</text:p>
      <text:p text:style-name="P12"><text:span text:style-name="T6">Work on Design and Impementation of </text:span><text:span text:style-name="T20">Odoo E-commerce Mobile App </text:span><text:span text:style-name="T6">as <text:s/>a Backend developer and providing solution to the customer.</text:span></text:p>
      <text:list xml:id="list3785254774" text:style-name="L4">
        <text:list-item>
          <text:p text:style-name="P34"><text:soft-page-break/><text:span text:style-name="T21">Used various Python packages ex.</text:span><text:span text:style-name="T22"> </text:span><text:span text:style-name="T11">Werkzeug</text:span><text:span text:style-name="T22"> , </text:span><text:span text:style-name="T12">request</text:span><text:span text:style-name="T14">s </text:span><text:span text:style-name="T12">, pypdf2, </text:span><text:span text:style-name="T13">Boto3 </text:span><text:span text:style-name="T21">etc. along with </text:span><text:span text:style-name="T12">Odoo framework</text:span><text:span text:style-name="T21"> to develop the backend and bussiness logic of the application. Also have experience in </text:span><text:span text:style-name="T12">Python xmlrpc and Rest API</text:span><text:span text:style-name="T21"> for python web services.</text:span></text:p>
        </text:list-item>
        <text:list-item>
          <text:p text:style-name="P34"><text:span text:style-name="T21">Implemented </text:span><text:span text:style-name="T12">Social Authentication</text:span><text:span text:style-name="T21"> via </text:span><text:span text:style-name="T23">Python social auth </text:span><text:span text:style-name="T21">using which a candidate can register on the website via personal social media accounts. </text:span></text:p>
        </text:list-item>
        <text:list-item>
          <text:p text:style-name="P34"><text:span text:style-name="T21">Work on payment gateways like </text:span><text:span text:style-name="T12">Paytabs</text:span><text:span text:style-name="T21"> , </text:span><text:span text:style-name="T12">Mangopay , braintree, </text:span><text:span text:style-name="T15">etc.</text:span></text:p>
        </text:list-item>
        <text:list-item>
          <text:p text:style-name="P36">Provide E-commerce Solution to customer.</text:p>
        </text:list-item>
        <text:list-item>
          <text:p text:style-name="P39"><text:span text:style-name="T18">Work on the Docker (</text:span><text:span text:style-name="T19">Docker is a computer program that performs operating-system-level virtualization also known as containerization. It is developed by Docker,Inc</text:span><text:span text:style-name="T18">).</text:span><text:line-break/></text:p>
        </text:list-item>
      </text:list>
      <text:list xml:id="list195854738325929" text:continue-list="list195853725200229" text:style-name="L3">
        <text:list-item>
          <text:p text:style-name="P23"><text:span text:style-name="T30">01/</text:span><text:span text:style-name="T29">06/2017 – 10/02/2017 <text:s text:c="8"/>: </text:span><text:span text:style-name="T17">Mobiloitte Technologies Pvt Ltd.</text:span><text:span text:style-name="T16"> </text:span></text:p>
          <text:p text:style-name="P27"><text:s text:c="71"/>(Internship)</text:p>
        </text:list-item>
      </text:list>
      <text:p text:style-name="P28"/>
      <text:p text:style-name="P29">Achievements</text:p>
      <text:p text:style-name="P11"><text:bookmark text:name="docs-internal-guid-a79984be-7fff-6f86-8408-4acc950c1e85"/></text:p>
      <text:list xml:id="list1886521269" text:style-name="L5">
        <text:list-item>
          <text:p text:style-name="P35"><text:span text:style-name="T21">Got “</text:span><text:span text:style-name="T12">1st</text:span><text:span text:style-name="T21"> </text:span><text:span text:style-name="T12">Position “</text:span><text:span text:style-name="T21"> in </text:span><text:span text:style-name="T12">INTER SCHOOL BASKETBALL COMPETITION</text:span><text:span text:style-name="T21"> </text:span></text:p>
        </text:list-item>
        <text:list-item>
          <text:p text:style-name="P35"><text:span text:style-name="T21">Event Organiser committee for a Technical Fest “</text:span><text:span text:style-name="T12">Tech Wizard</text:span><text:span text:style-name="T21">” in college.</text:span></text:p>
        </text:list-item>
        <text:list-item>
          <text:p text:style-name="P37">Received “Employee of The Month”– “The Incredible” award for excellent work.</text:p>
        </text:list-item>
      </text:list>
      <text:p text:style-name="P38">Personal Details</text:p>
      <text:p text:style-name="P32">Nationality <text:s text:c="16"/>: Indian</text:p>
      <text:p text:style-name="P16"><text:span text:style-name="T24">Sex <text:s text:c="28"/>: </text:span><text:span text:style-name="T27">Male</text:span></text:p>
      <text:p text:style-name="P16"><text:span text:style-name="T24">Marital Status <text:s text:c="12"/>: </text:span><text:span text:style-name="T27">Single</text:span></text:p>
      <text:p text:style-name="P16"><text:span text:style-name="T24">Date of Birth <text:s text:c="14"/>: </text:span><text:span text:style-name="T27">Nov 22</text:span><text:span text:style-name="T31">nd</text:span><text:span text:style-name="T27"> 1992</text:span></text:p>
      <text:p text:style-name="P16"><text:span text:style-name="T24">Language Proficiency : </text:span><text:span text:style-name="T27">Hindi and English</text:span></text:p>
      <text:p text:style-name="P16"><text:span text:style-name="T24">Permanent Address <text:s text:c="5"/>: </text:span><text:span text:style-name="T27">57 R A Bazar new cantt Allahabad </text:span><text:span text:style-name="T28">U.P </text:span><text:span text:style-name="T27">(211001)</text:span></text:p>
      <text:p text:style-name="P17"><text:span text:style-name="T24">Place: </text:span><text:span text:style-name="T27">Noida <text:s text:c="84"/>(Saurabh Gupta)</text:span></text:p>
      <text:p text:style-name="P33"><text:span text:style-name="T32">Date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8:19:55.695078394</meta:creation-date>
    <dc:date>2018-09-16T19:58:29.392576448</dc:date>
    <meta:editing-duration>PT21M17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2" meta:paragraph-count="49" meta:word-count="440" meta:character-count="3379" meta:non-whitespace-character-count="2448"/>
  </office:meta>
</office:document-meta>
</file>